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EE000000EDA6CF090C.png" manifest:media-type="image/png"/>
  <manifest:file-entry manifest:full-path="Pictures/10002AEA00000B0F00000B0FF941F449.svg" manifest:media-type="image/svg+xml"/>
  <manifest:file-entry manifest:full-path="Pictures/100000010000014300000147F0F8CCDD.png" manifest:media-type="image/png"/>
  <manifest:file-entry manifest:full-path="Pictures/100000010000008600000086124095DF.png" manifest:media-type="image/png"/>
  <manifest:file-entry manifest:full-path="Pictures/100000010000008600000086D3CB6733.png" manifest:media-type="image/png"/>
  <manifest:file-entry manifest:full-path="Pictures/10002A2B00000B0F00000B0F98040A15.svg" manifest:media-type="image/svg+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omic Sans MS" svg:font-family="'Comic Sans MS'" style:font-family-generic="script" style:font-pitch="variable"/>
    <style:font-face style:name="FreeSans" svg:font-family="FreeSans" style:font-family-generic="system" style:font-pitch="variable"/>
    <style:font-face style:name="Helvetica" svg:font-family="Helvetica" style:font-family-generic="swiss" style:font-pitch="variable"/>
    <style:font-face style:name="Helvetica1" svg:font-family="Helvetica" style:font-adornments="Gras"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graphic-properties loext:decorative="false"/>
    </style:style>
    <style:style style:name="gr3" style:family="graphic" style:parent-style-name="standard" style:list-style-name="L2">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 style:family="graphic" style:parent-style-name="standard" style:list-style-name="L2">
      <style:graphic-properties draw:stroke="none" draw:stroke-dash="Dash_20_1" svg:stroke-width="0cm" svg:stroke-color="#000000" draw:marker-start="" draw:marker-start-width="0.3cm" draw:marker-start-center="false" draw:marker-end="" draw:marker-end-width="0.3cm" draw:marker-end-center="false" draw:fill="solid" draw:fill-color="#ffff00" draw:fill-image-width="0cm" draw:fill-image-height="0cm"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 style:family="graphic" style:parent-style-name="standard" style:list-style-name="L2">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 style:family="graphic" style:parent-style-name="standard" style:list-style-name="L2">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center" draw:textarea-vertical-align="middle" draw:auto-grow-height="false" draw:fit-to-size="true" style:shrink-to-fit="false" fo:min-height="1.693cm" fo:padding-top="0cm" fo:padding-bottom="0cm" fo:padding-left="0cm" fo:padding-right="0cm" fo:wrap-option="wrap" draw:shadow="hidden" draw:shadow-offset-x="0.3cm" draw:shadow-offset-y="0.3cm" draw:shadow-color="#808080" loext:decorative="false"/>
    </style:style>
    <style:style style:name="gr7" style:family="graphic" style:parent-style-name="standard" style:list-style-name="L2">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 style:family="graphic" style:parent-style-name="standard" style:list-style-name="L2">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 style:family="graphic" style:parent-style-name="standard" style:list-style-name="L2">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 style:family="graphic" style:parent-style-name="standard" style:list-style-name="L2">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left" draw:textarea-vertical-align="middle" draw:auto-grow-height="true" draw:auto-grow-width="true" fo:min-height="0cm" fo:min-width="0cm" fo:padding-top="0.125cm" fo:padding-bottom="0.125cm" fo:padding-left="0.25cm" fo:padding-right="0.25cm" fo:wrap-option="wrap" draw:shadow="hidden" draw:shadow-offset-x="0.3cm" draw:shadow-offset-y="0.3cm" draw:shadow-color="#808080" loext:decorative="false"/>
    </style:style>
    <style:style style:name="gr11" style:family="graphic" style:parent-style-name="standard" style:list-style-name="L2">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left" draw:textarea-vertical-align="middle" draw:auto-grow-height="true" draw:auto-grow-width="true" fo:min-height="0cm" fo:min-width="0cm" fo:padding-top="0.125cm" fo:padding-bottom="0.125cm" fo:padding-left="0.25cm" fo:padding-right="0.25cm" fo:wrap-option="wrap" draw:shadow="hidden" draw:shadow-offset-x="0.3cm" draw:shadow-offset-y="0.3cm" draw:shadow-color="#808080" loext:decorative="false"/>
    </style:style>
    <style:style style:name="gr12" style:family="graphic" style:parent-style-name="standard" style:list-style-name="L2">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left" draw:textarea-vertical-align="middle" draw:auto-grow-height="true" draw:auto-grow-width="true" fo:min-height="0cm" fo:min-width="0cm" fo:padding-top="0.125cm" fo:padding-bottom="0.125cm" fo:padding-left="0.25cm" fo:padding-right="0.25cm" fo:wrap-option="wrap" draw:shadow="hidden" draw:shadow-offset-x="0.3cm" draw:shadow-offset-y="0.3cm" draw:shadow-color="#808080" loext:decorative="false"/>
    </style:style>
    <style:style style:name="gr13" style:family="graphic" style:parent-style-name="standard" style:list-style-name="L2">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left" draw:textarea-vertical-align="middle" draw:auto-grow-height="true" draw:auto-grow-width="true" fo:min-height="0cm" fo:min-width="0cm" fo:padding-top="0.125cm" fo:padding-bottom="0.125cm" fo:padding-left="0.25cm" fo:padding-right="0.25cm" fo:wrap-option="wrap" draw:shadow="hidden" draw:shadow-offset-x="0.3cm" draw:shadow-offset-y="0.3cm" draw:shadow-color="#808080" loext:decorative="false"/>
    </style:style>
    <style:style style:name="gr14" style:family="graphic" style:parent-style-name="standard" style:list-style-name="L2">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left" draw:textarea-vertical-align="middle" draw:auto-grow-height="true" draw:auto-grow-width="true" fo:min-height="0cm" fo:min-width="0cm" fo:padding-top="0.125cm" fo:padding-bottom="0.125cm" fo:padding-left="0.25cm" fo:padding-right="0.25cm" fo:wrap-option="wrap" draw:shadow="hidden" draw:shadow-offset-x="0.3cm" draw:shadow-offset-y="0.3cm" draw:shadow-color="#808080" loext:decorative="false"/>
    </style:style>
    <style:style style:name="gr15" style:family="graphic" style:parent-style-name="standard" style:list-style-name="L2">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left" draw:textarea-vertical-align="middle" draw:auto-grow-height="true" draw:auto-grow-width="true" fo:min-height="0cm" fo:min-width="0cm" fo:padding-top="0.125cm" fo:padding-bottom="0.125cm" fo:padding-left="0.25cm" fo:padding-right="0.25cm" fo:wrap-option="wrap" draw:shadow="hidden" draw:shadow-offset-x="0.3cm" draw:shadow-offset-y="0.3cm" draw:shadow-color="#808080" loext:decorative="false"/>
    </style:style>
    <style:style style:name="gr16"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7"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8"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ce181e"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9"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0"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ce181e"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1" style:family="graphic" style:parent-style-name="standard" style:list-style-name="L3">
      <style:graphic-properties draw:stroke="none" draw:stroke-dash="Dashed_20__28_var_29__20_3"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22" style:family="graphic" style:parent-style-name="standard" style:list-style-name="L3">
      <style:graphic-properties draw:stroke="none" draw:stroke-dash="Dashed_20__28_var_29__20_3" svg:stroke-width="0cm" svg:stroke-color="#3465a4" draw:marker-start="" draw:marker-start-width="0.2cm" draw:marker-start-center="false" draw:marker-end="" draw:marker-end-width="0.2cm" draw:marker-end-center="false" draw:stroke-linejoin="none" svg:stroke-linecap="butt" draw:fill="solid" draw:fill-color="#fbd04b"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23" style:family="graphic" style:parent-style-name="standard" style:list-style-name="L3">
      <style:graphic-properties draw:stroke="none" draw:stroke-dash="Dashed_20__28_var_29__20_3" svg:stroke-width="0cm" svg:stroke-color="#3465a4" draw:marker-start="" draw:marker-start-width="0.2cm" draw:marker-start-center="false" draw:marker-end="" draw:marker-end-width="0.2cm" draw:marker-end-center="false" draw:stroke-linejoin="none" svg:stroke-linecap="butt" draw:fill="solid" draw:fill-color="#fbd04b"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24" style:family="graphic" style:parent-style-name="standard" style:list-style-name="L3">
      <style:graphic-properties draw:stroke="none" draw:stroke-dash="Dashed_20__28_var_29__20_3" svg:stroke-width="0cm" svg:stroke-color="#3465a4" draw:marker-start="" draw:marker-start-width="0.2cm" draw:marker-start-center="false" draw:marker-end="" draw:marker-end-width="0.2cm" draw:marker-end-center="false" draw:stroke-linejoin="none" svg:stroke-linecap="butt" draw:fill="solid" draw:fill-color="#fbd04b"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25" style:family="graphic" style:parent-style-name="standard">
      <style:graphic-properties draw:stroke="none" svg:stroke-opacity="10%" draw:fill-color="#b4c7dc" draw:opacity="100%" draw:opacity-name="Transparency_20_5" draw:textarea-horizontal-align="justify" draw:textarea-vertical-align="middle" draw:auto-grow-height="false" fo:min-height="3.496cm" fo:min-width="3.62cm" draw:shadow="visible" loext:glow-radius="0.141cm" loext:glow-color="#3465a4" loext:softedge-radius="0.071cm" style:writing-mode="lr-tb" loext:decorative="false"/>
      <style:paragraph-properties style:writing-mode="lr-tb"/>
    </style:style>
    <style:style style:name="gr26" style:family="graphic" style:parent-style-name="standard">
      <style:graphic-properties svg:stroke-color="#b4c7dc" draw:textarea-horizontal-align="justify" draw:textarea-vertical-align="middle" draw:auto-grow-height="false" fo:min-height="0.386cm" fo:min-width="2.001cm" loext:decorative="false"/>
    </style:style>
    <style:style style:name="gr27" style:family="graphic" style:parent-style-name="standard">
      <style:graphic-properties draw:textarea-horizontal-align="justify" draw:textarea-vertical-align="middle" draw:auto-grow-height="false" fo:min-height="0.227cm" fo:min-width="1.279cm" loext:decorative="false"/>
    </style:style>
    <style:style style:name="gr28" style:family="graphic" style:parent-style-name="standard">
      <style:graphic-properties svg:stroke-color="#cccccc" svg:stroke-opacity="0%" draw:fill="solid" draw:fill-color="#afd095" draw:opacity="40%" draw:textarea-horizontal-align="justify" draw:textarea-vertical-align="middle" draw:auto-grow-height="false" fo:min-height="0.068cm" fo:min-width="2.032cm" loext:decorative="false"/>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0" style:family="graphic" style:parent-style-name="standard" style:list-style-name="L3">
      <style:graphic-properties draw:stroke="none" draw:stroke-dash="Dashed_20__28_var_29__20_3"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31" style:family="graphic" style:parent-style-name="standard" style:list-style-name="L3">
      <style:graphic-properties draw:stroke="none" draw:stroke-dash="Dashed_20__28_var_29__20_3" svg:stroke-width="0cm" svg:stroke-color="#3465a4" draw:marker-start="" draw:marker-start-width="0.2cm" draw:marker-start-center="false" draw:marker-end="" draw:marker-end-width="0.2cm" draw:marker-end-center="false" draw:stroke-linejoin="none" svg:stroke-linecap="butt" draw:fill="solid" draw:fill-color="#fbd04b"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32" style:family="graphic" style:parent-style-name="standard" style:list-style-name="L3">
      <style:graphic-properties draw:stroke="none" draw:stroke-dash="Dashed_20__28_var_29__20_3" svg:stroke-width="0cm" svg:stroke-color="#3465a4" draw:marker-start="" draw:marker-start-width="0.2cm" draw:marker-start-center="false" draw:marker-end="" draw:marker-end-width="0.2cm" draw:marker-end-center="false" draw:stroke-linejoin="none" svg:stroke-linecap="butt" draw:fill="solid" draw:fill-color="#fbd04b"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33" style:family="graphic" style:parent-style-name="standard" style:list-style-name="L3">
      <style:graphic-properties draw:stroke="none" draw:stroke-dash="Dashed_20__28_var_29__20_3" svg:stroke-width="0cm" svg:stroke-color="#3465a4" draw:marker-start="" draw:marker-start-width="0.2cm" draw:marker-start-center="false" draw:marker-end="" draw:marker-end-width="0.2cm" draw:marker-end-center="false" draw:stroke-linejoin="none" svg:stroke-linecap="butt" draw:fill="solid" draw:fill-color="#fbd04b"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34" style:family="graphic" style:parent-style-name="standard" style:list-style-name="L3">
      <style:graphic-properties draw:stroke="solid" svg:stroke-width="0.081cm" svg:stroke-color="#e8a202" draw:marker-start="" draw:marker-start-width="0.269cm" draw:marker-start-center="false" draw:marker-end="" draw:marker-end-width="0.269cm" draw:marker-end-center="false" draw:stroke-linejoin="round" svg:stroke-linecap="round" draw:fill="solid" draw:fill-color="#ffd428" draw:opacity="2%" draw:opacity-name="" draw:textarea-horizontal-align="justify" draw:textarea-vertical-align="middle" draw:auto-grow-height="false" draw:fit-to-size="false" style:shrink-to-fit="false" fo:min-height="3.011cm" fo:min-width="2.762cm" fo:padding-top="0.148cm" fo:padding-bottom="0.148cm" fo:padding-left="0.273cm" fo:padding-right="0.273cm" fo:wrap-option="wrap" draw:shadow="visible" draw:shadow-offset-x="0.071cm" draw:shadow-offset-y="0.071cm" draw:shadow-color="#cccccc" loext:decorative="false"/>
    </style:style>
    <style:style style:name="gr35" style:family="graphic" style:parent-style-name="standard" style:list-style-name="L3">
      <style:graphic-properties draw:stroke="solid" svg:stroke-width="0.081cm" svg:stroke-color="#ed4c05" draw:marker-start="" draw:marker-start-width="0.269cm" draw:marker-start-center="false" draw:marker-end="" draw:marker-end-width="0.269cm" draw:marker-end-center="false" draw:stroke-linejoin="round" svg:stroke-linecap="round" draw:fill="solid" draw:fill-color="#ff5429" draw:opacity="2%" draw:opacity-name="" draw:textarea-horizontal-align="justify" draw:textarea-vertical-align="middle" draw:auto-grow-height="false" draw:fit-to-size="false" style:shrink-to-fit="false" fo:min-height="3.012cm" fo:min-width="2.763cm" fo:padding-top="0.148cm" fo:padding-bottom="0.148cm" fo:padding-left="0.273cm" fo:padding-right="0.273cm" fo:wrap-option="wrap" draw:shadow="visible" draw:shadow-offset-x="0.071cm" draw:shadow-offset-y="0.071cm" draw:shadow-color="#cccccc" loext:decorative="false"/>
    </style:style>
    <style:style style:name="gr36" style:family="graphic" style:parent-style-name="standard" style:list-style-name="L3">
      <style:graphic-properties draw:stroke="solid" svg:stroke-width="0.081cm" svg:stroke-color="#ea7500" draw:marker-start="" draw:marker-start-width="0.269cm" draw:marker-start-center="false" draw:marker-end="" draw:marker-end-width="0.269cm" draw:marker-end-center="false" draw:stroke-linejoin="round" svg:stroke-linecap="round" draw:fill="solid" draw:fill-color="#ff860d" draw:opacity="2%" draw:opacity-name="" draw:textarea-horizontal-align="justify" draw:textarea-vertical-align="middle" draw:auto-grow-height="false" draw:fit-to-size="false" style:shrink-to-fit="false" fo:min-height="3.013cm" fo:min-width="2.763cm" fo:padding-top="0.148cm" fo:padding-bottom="0.148cm" fo:padding-left="0.273cm" fo:padding-right="0.273cm" fo:wrap-option="wrap" draw:shadow="visible" draw:shadow-offset-x="0.071cm" draw:shadow-offset-y="0.071cm" draw:shadow-color="#cccccc" loext:decorative="false"/>
    </style:style>
    <style:style style:name="gr37" style:family="graphic" style:parent-style-name="Object_20_with_20_no_20_fill_20_and_20_no_20_line" style:list-style-name="L3">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38" style:family="graphic" style:parent-style-name="standard" style:list-style-name="L3">
      <style:graphic-properties draw:stroke="solid" svg:stroke-width="0cm" svg:stroke-color="#3465af" draw:marker-start="" draw:marker-start-width="0.2cm" draw:marker-start-center="false" draw:marker-end="" draw:marker-end-width="0.2cm" draw:marker-end-center="false" draw:fill="solid" draw:fill-color="#729fcf" draw:textarea-horizontal-align="justify" draw:textarea-vertical-align="middle" draw:auto-grow-height="false" fo:min-height="3.05cm" fo:min-width="3.415cm" fo:padding-top="0.125cm" fo:padding-bottom="0.125cm" fo:padding-left="0.25cm" fo:padding-right="0.25cm" fo:wrap-option="wrap" draw:shadow="hidden" draw:shadow-offset-x="0.2cm" draw:shadow-offset-y="0.2cm" draw:shadow-color="#808080" loext:decorative="false"/>
    </style:style>
    <style:style style:name="gr39" style:family="graphic" style:parent-style-name="standard" style:list-style-name="L3">
      <style:graphic-properties draw:stroke="solid" draw:stroke-dash="Dashed_20__28_var_29__20_4" svg:stroke-width="0.081cm" svg:stroke-color="#ffffff" draw:marker-start="" draw:marker-start-width="0.321cm" draw:marker-start-center="false" draw:marker-end="" draw:marker-end-width="0.321cm" draw:marker-end-center="false" draw:stroke-linejoin="round" svg:stroke-linecap="round" draw:fill="gradient" draw:fill-color="#808080" draw:fill-gradient-name="Gradient_20_655" draw:gradient-step-count="64" draw:textarea-horizontal-align="center" draw:textarea-vertical-align="middle" fo:padding-top="0.165cm" fo:padding-bottom="0.165cm" fo:padding-left="0.29cm" fo:padding-right="0.29cm" fo:wrap-option="wrap" draw:shadow="visible" draw:shadow-offset-x="0.035cm" draw:shadow-offset-y="0.035cm" draw:shadow-color="#808080" loext:decorative="false"/>
    </style:style>
    <style:style style:name="gr40" style:family="graphic" style:parent-style-name="Object_20_with_20_no_20_fill_20_and_20_no_20_line" style:list-style-name="L3">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41" style:family="graphic" style:parent-style-name="Object_20_with_20_no_20_fill_20_and_20_no_20_line" style:list-style-name="L3">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42" style:family="graphic" style:parent-style-name="standard" style:list-style-name="L3">
      <style:graphic-properties draw:stroke="solid" draw:stroke-dash="Dashed_20__28_var_29__20_4" svg:stroke-width="0.081cm" svg:stroke-color="#ffffff" draw:marker-start="" draw:marker-start-width="0.321cm" draw:marker-start-center="false" draw:marker-end="" draw:marker-end-width="0.321cm" draw:marker-end-center="false" draw:stroke-linejoin="round" svg:stroke-linecap="round" draw:fill="gradient" draw:fill-color="#808080" draw:fill-gradient-name="Gradient_20_655" draw:gradient-step-count="64" draw:textarea-horizontal-align="center" draw:textarea-vertical-align="middle" fo:padding-top="0.165cm" fo:padding-bottom="0.165cm" fo:padding-left="0.29cm" fo:padding-right="0.29cm" fo:wrap-option="wrap" draw:shadow="visible" draw:shadow-offset-x="0.035cm" draw:shadow-offset-y="0.035cm" draw:shadow-color="#808080" loext:decorative="false"/>
    </style:style>
    <style:style style:name="gr43" style:family="graphic" style:parent-style-name="standard" style:list-style-name="L3">
      <style:graphic-properties draw:stroke="solid" svg:stroke-width="0cm" svg:stroke-color="#3465af" draw:marker-start="" draw:marker-start-width="0.2cm" draw:marker-start-center="false" draw:marker-end="" draw:marker-end-width="0.2cm" draw:marker-end-center="false" draw:fill="solid" draw:fill-color="#729fcf" draw:textarea-horizontal-align="justify" draw:textarea-vertical-align="middle" draw:auto-grow-height="false" fo:min-height="3.05cm" fo:min-width="3.415cm" fo:padding-top="0.125cm" fo:padding-bottom="0.125cm" fo:padding-left="0.25cm" fo:padding-right="0.25cm" fo:wrap-option="wrap" draw:shadow="hidden" draw:shadow-offset-x="0.2cm" draw:shadow-offset-y="0.2cm" draw:shadow-color="#808080" loext:decorative="false"/>
    </style:style>
    <style:style style:name="P1" style:family="paragraph">
      <loext:graphic-properties draw:fill="solid" draw:fill-color="#000000"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00"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000000" draw:fill-image-width="0cm" draw:fill-image-height="0cm"/>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Helvetica"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P4" style:family="paragraph">
      <loext:graphic-properties draw:fill="solid" draw:fill-color="#000000"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 style:family="paragraph">
      <loext:graphic-properties draw:fill="solid" draw:fill-color="#000000"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Helvetica1" fo:font-size="52pt" fo:font-style="normal" fo:text-shadow="none" style:text-underline-style="none" fo:font-weight="bold"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ce181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fbd04b"/>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style:paragraph-properties fo:text-align="center"/>
      <style:text-properties fo:color="#fff5ce" loext:opacity="100%" style:font-name="Comic Sans MS" fo:font-size="80pt" fo:font-weight="bold" style:font-size-asian="80pt" style:font-weight-asian="bold" style:font-size-complex="80pt" style:font-weight-complex="bold"/>
    </style:style>
    <style:style style:name="P12" style:family="paragraph">
      <loext:graphic-properties draw:fill-color="#b4c7dc" draw:opacity="100%" draw:opacity-name="Transparency_20_5"/>
      <style:paragraph-properties fo:text-align="center" style:writing-mode="lr-tb"/>
      <style:text-properties fo:color="#fff5ce" loext:opacity="100%" style:font-name="Comic Sans MS" fo:font-size="80pt" fo:font-weight="bold" style:font-size-asian="80pt" style:font-weight-asian="bold" style:font-size-complex="80pt" style:font-weight-complex="bold"/>
    </style:style>
    <style:style style:name="P13" style:family="paragraph">
      <style:paragraph-properties fo:text-align="center"/>
    </style:style>
    <style:style style:name="P14" style:family="paragraph">
      <loext:graphic-properties draw:fill="solid" draw:fill-color="#afd095" draw:opacity="40%"/>
      <style:paragraph-properties fo:text-align="center"/>
    </style:style>
    <style:style style:name="P15" style:family="paragraph">
      <loext:graphic-properties draw:fill="none"/>
      <style:paragraph-properties fo:text-align="center"/>
    </style:style>
    <style:style style:name="P16" style:family="paragraph">
      <loext:graphic-properties draw:fill="solid" draw:fill-color="#ffd428" draw:opacity="2%"/>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ff5429" draw:opacity="2%"/>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ff860d" draw:opacity="2%"/>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 style:family="paragraph">
      <loext:graphic-properties draw:fill="gradient" draw:fill-color="#808080" draw:fill-gradient-name="Gradient_20_655" draw:gradient-step-count="6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fo:color="#fff5ce" loext:opacity="100%" style:font-name="Comic Sans MS"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style-name="gr1">
          <draw:g draw:style-name="gr2">
            <draw:path draw:style-name="gr3" draw:text-style-name="P1" draw:layer="layout" svg:width="1.999cm" svg:height="1.999cm" svg:x="16.582cm" svg:y="9.754cm" svg:viewBox="0 0 2000 2000" svg:d="M13 1031c-17-17-17-45 0-62l956-956c17-17 45-17 62 0 319 319 637 637 956 956 17 17 17 45 0 62-319 319-637 637-956 956-17 17-45 17-62 0-319-319-637-637-956-956z">
              <text:p/>
            </draw:path>
            <draw:path draw:style-name="gr4" draw:text-style-name="P2" draw:layer="layout" svg:width="1.983cm" svg:height="1.983cm" svg:x="16.591cm" svg:y="9.763cm" svg:viewBox="0 0 1984 1984" svg:d="M12 1019c-16-16-16-41 0-57l950-950c16-16 41-16 57 0 317 317 633 633 953 950 16 16 16 41 0 57-320 317-636 633-953 953-16 16-41 16-57 0-317-320-633-636-950-953z">
              <text:p/>
            </draw:path>
            <draw:path draw:style-name="gr5" draw:text-style-name="P1" draw:layer="layout" svg:width="1.887cm" svg:height="1.887cm" svg:x="16.638cm" svg:y="9.81cm" svg:viewBox="0 0 1888 1888" svg:d="M7 961c-9-9-9-25 0-35 307-306 613-612 919-919 10-9 26-9 35 0 307 307 613 613 920 919 9 10 9 26 0 35-307 307-613 613-920 920-9 9-25 9-35 0-306-307-612-613-919-920zM28 961c-9-9-9-22 0-31 301-301 601-601 901-901 9-9 22-9 31 0 300 300 600 600 901 901 9 9 9 22 0 31-301 300-601 600-901 900-9 9-22 9-31 0z">
              <text:p/>
            </draw:path>
          </draw:g>
          <draw:g draw:style-name="gr2">
            <draw:path draw:style-name="gr6" draw:text-style-name="P3" draw:layer="layout" svg:width="0.102cm" svg:height="0.147cm" svg:x="17.531cm" svg:y="11.389cm" svg:viewBox="0 0 103 148" svg:d="M103 47c0 11-3 20-8 27s-15 16-30 25c-14 9-23 16-28 23h66v26h-103c0-14 3-25 10-35s21-21 40-34c9-6 15-12 18-16s5-11 5-17-1-12-5-16-9-6-16-6c-6 0-12 3-16 8s-5 12-5 20h-29c0-16 4-28 13-38s22-14 38-14c14 0 27 4 36 13s14 20 14 34z">
              <text:p/>
            </draw:path>
          </draw:g>
          <draw:g draw:style-name="gr2">
            <draw:path draw:style-name="gr7" draw:text-style-name="P4" draw:layer="layout" svg:width="0.493cm" svg:height="0.686cm" svg:x="17.335cm" svg:y="9.939cm" svg:viewBox="0 0 494 687" svg:d="M422 392c10 39 10 81 6 120-12-19-24-37-37-55 15-21 26-41 31-65zM358 320c1 40 18 73 6 113-11-6-23-14-35-20 10-28 29-45 29-93zM269 307c-1 28-1 64-17 87 16 2 31 4 47 7-15-28-12-74-30-94zM76 380c8 25 55 16 77 37-33 14-50 35-74 64 3-30-13-68-3-101zM171 297c18 16 31 71 50 98-17 2-26 4-45 11-9-27 6-83-5-109zM60 671c-32-80-75-174-55-241 4 32 25 58 37 86 10-52-22-204 2-274 14 58 40 66 68 90-51-87-34-145-22-247 5 57 41 107 84 138-15-55-26-109-13-158 4 43 36 101 50 108 3-68 27-127 58-173-6 63-3 124 14 185 30-12 51-73 64-131 11 29-8 151 18 190 23-7 36-40 42-71 14 63 14 124 6 190 8-23 15-45 32-59-7 33 3 65 14 95 10 27 13 55 12 89 9-17 17-30 20-48 15 80-23 169-69 247 123-373-460-363-362-16z">
              <text:p/>
            </draw:path>
            <draw:polygon draw:style-name="gr8" draw:text-style-name="P4" draw:layer="layout" svg:width="0.419cm" svg:height="0.03cm" svg:x="17.359cm" svg:y="10.733cm" svg:viewBox="0 0 420 31" draw:points="0,0 420,0 420,31 0,31">
              <text:p/>
            </draw:polygon>
            <draw:path draw:style-name="gr9" draw:text-style-name="P1" draw:layer="layout" svg:width="0.4cm" svg:height="0.399cm" svg:x="17.379cm" svg:y="10.332cm" svg:viewBox="0 0 401 400" svg:d="M201 400c-111 0-201-90-201-200s90-200 201-200 200 89 200 200-90 200-200 200zM200 362c-89 0-162-72-162-162s73-162 162-162 162 73 162 162-72 162-162 162z">
              <text:p/>
            </draw:path>
          </draw:g>
          <draw:g draw:style-name="gr2">
            <draw:path draw:style-name="gr10" draw:text-style-name="P5" draw:layer="layout" svg:width="0.188cm" svg:height="0.207cm" svg:x="17.011cm" svg:y="10.815cm" svg:viewBox="0 0 189 208" svg:d="M95 208c-29 0-52-10-69-28s-26-44-26-75c0-32 9-58 26-77s40-28 69-28 52 9 69 28 25 45 25 77c0 31-8 56-25 75s-40 28-69 28zM95 173c16 0 29-6 39-18s14-29 14-50c0-22-5-39-14-52s-23-18-39-18c-17 0-30 6-40 18s-14 30-14 52c0 21 5 38 14 50s23 18 40 18z">
              <text:p/>
            </draw:path>
            <draw:polygon draw:style-name="gr11" draw:text-style-name="P5" draw:layer="layout" svg:width="0.174cm" svg:height="0.196cm" svg:x="17.216cm" svg:y="10.82cm" svg:viewBox="0 0 175 197" draw:points="0,197 64,97 64,97 4,0 4,0 29,0 53,0 53,0 88,63 88,63 88,63 123,0 123,0 147,0 171,0 171,0 111,94 111,94 175,197 175,197 151,197 126,197 126,197 87,129 87,129 87,129 49,197 49,197 24,197">
              <text:p/>
            </draw:polygon>
            <draw:polygon draw:style-name="gr12" draw:text-style-name="P5" draw:layer="layout" svg:width="0.174cm" svg:height="0.196cm" svg:x="17.399cm" svg:y="10.82cm" svg:viewBox="0 0 175 197" draw:points="69,123 69,123 0,0 0,0 24,0 49,0 49,0 90,85 90,85 128,0 128,0 152,0 175,0 175,0 110,122 110,122 110,197 89,197 69,197">
              <text:p/>
            </draw:polygon>
            <draw:path draw:style-name="gr13" draw:text-style-name="P5" draw:layer="layout" svg:width="0.183cm" svg:height="0.207cm" svg:x="17.59cm" svg:y="10.815cm" svg:viewBox="0 0 184 208" svg:d="M94 208c-29 0-52-10-69-28s-25-44-25-75c0-32 9-58 26-77s41-28 71-28c24 0 44 6 59 18s25 28 27 48h-41c-1-8-6-16-14-22s-18-10-29-10c-17 0-31 6-42 19s-15 29-15 51 5 39 15 51 24 18 42 18c16 0 29-7 37-19 5-6 9-15 11-24h-46v-34h83v106h-28l-4-25-2 3c-14 18-33 28-57 28z">
              <text:p/>
            </draw:path>
            <draw:polygon draw:style-name="gr14" draw:text-style-name="P5" draw:layer="layout" svg:width="0.148cm" svg:height="0.196cm" svg:x="17.812cm" svg:y="10.82cm" svg:viewBox="0 0 149 197" draw:points="0,197 0,197 0,0 0,0 145,0 145,0 145,17 145,35 145,35 41,35 41,35 41,77 41,77 137,77 137,93 137,110 137,110 41,110 41,110 41,162 41,162 149,162 149,162 149,179 149,197 149,197">
              <text:p/>
            </draw:polygon>
            <draw:polygon draw:style-name="gr15" draw:text-style-name="P5" draw:layer="layout" svg:width="0.16cm" svg:height="0.196cm" svg:x="17.993cm" svg:y="10.82cm" svg:viewBox="0 0 161 197" draw:points="38,197 38,197 19,197 0,197 0,197 0,0 0,0 22,0 43,0 43,0 122,138 122,138 122,138 122,0 122,0 141,0 161,0 161,0 161,197 140,197 120,197 38,55 38,55 38,55">
              <text:p/>
            </draw:polygon>
          </draw:g>
        </draw:g>
        <draw:g draw:style-name="gr1">
          <draw:g draw:style-name="gr2">
            <draw:circle draw:style-name="gr16" draw:text-style-name="P6" draw:layer="layout" svg:width="7cm" svg:height="7cm" svg:x="12.853cm" svg:y="13.843cm">
              <text:p/>
            </draw:circle>
            <draw:circle draw:style-name="gr17" draw:text-style-name="P7" draw:layer="layout" svg:width="6.923cm" svg:height="6.923cm" svg:x="12.892cm" svg:y="13.882cm">
              <text:p/>
            </draw:circle>
            <draw:path draw:style-name="gr18" draw:text-style-name="P8" draw:layer="layout" svg:width="6.632cm" svg:height="6.632cm" svg:x="13.039cm" svg:y="14.029cm" svg:viewBox="0 0 6633 6633" svg:d="M3315 6633c-1831 0-3315-1484-3315-3318s1484-3315 3315-3315c1830 0 3318 1484 3318 3315 0 1830-1484 3318-3318 3318zM3315 5968c-1463 0-2653-1187-2653-2653 0-1467 1190-2653 2653-2653s2653 1190 2653 2653-1187 2653-2653 2653z">
              <text:p/>
            </draw:path>
          </draw:g>
          <draw:path draw:style-name="gr19" draw:text-style-name="P6" draw:layer="layout" svg:width="1.51cm" svg:height="4.423cm" svg:x="15.594cm" svg:y="14.953cm" svg:viewBox="0 0 1511 4424" svg:d="M105 4424c-45 0-80-38-84-80-28-1176-28-2342 0-3507 4-46 39-84 84-84h1117c-63-200-70-392-28-581 45-224 185-235 262 0 46 189 39 388-24 584 35 11 59 42 59 81 21 1172 32 2324 0 3507 0 42-35 80-80 80zM259 2156h1012c38 0 73-31 73-73v-714c0-42-35-77-73-77h-1012c-42 0-73 35-73 77v714c0 42 31 73 73 73zM298 4074c87 0 161-73 161-161 0-87-74-157-161-157-88 0-158 70-158 157 0 88 70 161 158 161zM763 4074c88 0 158-73 158-161 0-87-70-157-158-157-87 0-161 70-161 157 0 88 74 161 161 161zM1218 4074c88 0 158-70 158-161s-70-157-158-157c-87 0-161 70-161 157 0 88 74 161 161 161zM298 3654c87 0 161-70 161-157 0-88-74-158-161-158-88 0-158 70-158 158 0 87 70 157 158 157zM763 3658c88 0 158-74 158-161 0-88-70-158-158-158-87 0-161 70-161 158 0 87 74 161 161 161zM1218 3658c88 0 158-74 158-161 0-88-70-158-158-158-87 0-161 70-161 158 0 87 74 161 161 161zM298 3241c87 0 161-70 161-157 0-88-74-158-161-158-88 0-158 70-158 158 0 87 70 157 158 157zM763 3245c88 0 158-74 158-161 0-88-70-158-158-158-87 0-161 70-161 158 0 87 74 161 161 161zM1218 3245c88 0 158-74 158-161 0-88-70-158-158-158-87 0-161 70-161 158 0 87 74 161 161 161zM298 2825c87 0 161-70 161-158 0-87-74-157-161-157-88 0-158 70-158 157 0 88 70 158 158 158zM763 2825c88 0 158-70 158-158 0-87-70-157-158-157-87 0-161 70-161 157 0 88 74 158 161 158zM1218 2825c88 0 158-70 158-158 0-87-70-157-158-157-87 0-161 70-161 157 0 88 74 158 161 158z">
            <text:p/>
          </draw:path>
          <draw:rect draw:style-name="gr20" draw:text-style-name="P8" draw:layer="layout" svg:width="5.509cm" svg:height="0.544cm" draw:transform="rotate (2.35601995726715) translate (18.117cm 19.496cm)">
            <text:p/>
          </draw:rect>
        </draw:g>
        <draw:g draw:style-name="gr2">
          <draw:polygon draw:style-name="gr21" draw:text-style-name="P9" draw:layer="layout" svg:width="6.999cm" svg:height="2.239cm" svg:x="7.391cm" svg:y="7.313cm" svg:viewBox="0 0 7000 2240" draw:points="3502,2240 0,2240 0,0 7000,0 7000,2240">
            <text:p/>
          </draw:polygon>
          <draw:polygon draw:style-name="gr22" draw:text-style-name="P10" draw:layer="layout" svg:width="3.179cm" svg:height="1.828cm" svg:x="7.471cm" svg:y="7.657cm" svg:viewBox="0 0 3180 1829" draw:points="0,0 3180,1829 1451,1829 0,996">
            <text:p/>
          </draw:polygon>
          <draw:polygon draw:style-name="gr23" draw:text-style-name="P10" draw:layer="layout" svg:width="5.414cm" svg:height="2.112cm" svg:x="8.698cm" svg:y="7.373cm" svg:viewBox="0 0 5415 2113" draw:points="1739,0 5415,2113 3679,2113 0,0">
            <text:p/>
          </draw:polygon>
          <draw:polygon draw:style-name="gr24" draw:text-style-name="P10" draw:layer="layout" svg:width="2.167cm" svg:height="1.246cm" svg:x="12.156cm" svg:y="7.373cm" svg:viewBox="0 0 2168 1247" draw:points="1739,0 2168,247 2168,1247 0,0">
            <text:p/>
          </draw:polygon>
        </draw:g>
      </draw:page>
      <draw:page draw:name="page2" draw:style-name="dp1" draw:master-page-name="Default">
        <draw:custom-shape draw:style-name="gr25" draw:text-style-name="P12" draw:layer="layout" svg:width="8.24cm" svg:height="7.491cm" draw:transform="rotate (-0.139626340159547) translate (8.393cm 8.945cm)">
          <text:p text:style-name="P11"><text:span text:style-name="T1">V</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13" draw:layer="layout" svg:width="2.858cm" svg:height="1.27cm" svg:x="16.557cm" svg:y="8.6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3" draw:layer="layout" svg:width="2.219cm" svg:height="0.953cm" draw:transform="rotate (-0.837758040957278) translate (14.437cm 14.9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14" draw:layer="layout" svg:width="3.16cm" svg:height="0.635cm" draw:transform="rotate (-0.663225115757845) translate (3.613cm 8.3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9" draw:text-style-name="P15" draw:layer="layout" svg:width="6.296cm" svg:height="6.27cm" svg:x="11.849cm" svg:y="2.032cm">
          <draw:image xlink:href="Pictures/10000001000000EE000000EDA6CF090C.png" xlink:type="simple" xlink:show="embed" xlink:actuate="onLoad" draw:mime-type="image/png">
            <text:p/>
          </draw:image>
        </draw:frame>
        <draw:g draw:style-name="gr2">
          <draw:polygon draw:style-name="gr30" draw:text-style-name="P9" draw:layer="layout" svg:width="6.999cm" svg:height="2.239cm" svg:x="1.635cm" svg:y="3.857cm" svg:viewBox="0 0 7000 2240" draw:points="3502,2240 0,2240 0,0 7000,0 7000,2240">
            <text:p/>
          </draw:polygon>
          <draw:polygon draw:style-name="gr31" draw:text-style-name="P10" draw:layer="layout" svg:width="3.179cm" svg:height="1.828cm" svg:x="1.715cm" svg:y="4.201cm" svg:viewBox="0 0 3180 1829" draw:points="0,0 3180,1829 1451,1829 0,996">
            <text:p/>
          </draw:polygon>
          <draw:polygon draw:style-name="gr32" draw:text-style-name="P10" draw:layer="layout" svg:width="5.414cm" svg:height="2.112cm" svg:x="2.942cm" svg:y="3.917cm" svg:viewBox="0 0 5415 2113" draw:points="1739,0 5415,2113 3679,2113 0,0">
            <text:p/>
          </draw:polygon>
          <draw:polygon draw:style-name="gr33" draw:text-style-name="P10" draw:layer="layout" svg:width="2.167cm" svg:height="1.246cm" svg:x="6.4cm" svg:y="3.917cm" svg:viewBox="0 0 2168 1247" draw:points="1739,0 2168,247 2168,1247 0,0">
            <text:p/>
          </draw:polygon>
        </draw:g>
        <draw:g draw:name="3-circle-arrow" draw:style-name="gr1">
          <draw:custom-shape draw:name="Pfeil: gebogen 19_ 1" draw:style-name="gr34" draw:text-style-name="P16" draw:layer="layout" svg:width="5.344cm" svg:height="5.345cm" draw:transform="rotate (0.506145483078356) translate (8.33cm 12.179cm)">
            <text:p/>
            <draw:enhanced-geometry draw:mirror-horizontal="false" draw:mirror-vertical="false" svg:viewBox="0 0 0 0" draw:text-areas="?f193 ?f195 ?f194 ?f196" draw:type="ooxml-circularArrow" draw:modifiers="12500 1142319 20457681 14673235.9607819 125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Pfeil: gebogen 19_ 2" draw:style-name="gr35" draw:text-style-name="P17" draw:layer="layout" svg:width="5.347cm" svg:height="5.346cm" draw:transform="skewX (-6.51371185721041E-017) rotate (2.60036605254635) translate (12.867cm 16.888cm)">
            <text:p/>
            <draw:enhanced-geometry draw:mirror-horizontal="false" draw:mirror-vertical="false" svg:viewBox="0 0 0 0" draw:text-areas="?f193 ?f195 ?f194 ?f196" draw:type="ooxml-circularArrow" draw:modifiers="12500 1142319 20457681 14699935.8090509 125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Pfeil: gebogen 19_ 3" draw:style-name="gr36" draw:text-style-name="P18" draw:layer="layout" svg:width="5.347cm" svg:height="5.347cm" draw:transform="rotate (-1.58807508638964) translate (14.682cm 10.595cm)">
            <text:p/>
            <draw:enhanced-geometry draw:mirror-horizontal="false" draw:mirror-vertical="false" svg:viewBox="0 0 0 0" draw:text-areas="?f193 ?f195 ?f194 ?f196" draw:type="ooxml-circularArrow" draw:modifiers="12500 1142319 20457681 14742682.9905043 125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g>
      </draw:page>
      <draw:page draw:name="page3" draw:style-name="dp1" draw:master-page-name="Default">
        <draw:frame draw:name="Seal-Silver" draw:style-name="gr37" draw:text-style-name="P19" draw:layer="layout" svg:width="4.359cm" svg:height="4.413cm" svg:x="4.81cm" svg:y="2.937cm">
          <draw:image xlink:href="Pictures/100000010000014300000147F0F8CCDD.png" xlink:type="simple" xlink:show="embed" xlink:actuate="onLoad" draw:mime-type="image/png">
            <text:p/>
          </draw:image>
        </draw:frame>
        <draw:custom-shape draw:style-name="gr38" draw:text-style-name="P20" draw:layer="layout" svg:width="3.914cm" svg:height="3.81cm" svg:x="4.81cm" svg:y="16.24cm">
          <text:p/>
          <draw:enhanced-geometry svg:viewBox="0 0 21600 21600" draw:mirror-horizontal="false" draw:mirror-vertical="false" draw:glue-points="?f26 ?f27 2700 ?f3 ?f28 ?f1 2700 ?f4 ?f26 ?f29 10800 ?f2 ?f30 ?f29 18900 ?f4 ?f31 ?f1 18900 ?f3 ?f30 ?f27 10800 0 10800 ?f1" draw:text-areas="0 0 21600 ?f2" draw:type="puzzle-rounded-hexagon-halfdisc" draw:modifiers="6600 8100 5027 5027 16006 16573 16573 2700" draw:enhanced-path="M $0 0 C ?f5 0 ?f6 ?f7 ?f8 ?f9 L ?f36 ?f37 C ?f47 ?f48 ?f49 ?f50 ?f51 ?f52 ?f53 ?f54 ?f55 ?f56 ?f39 ?f40 L ?f11 ?f12 C ?f13 ?f14 ?f13 ?f15 ?f11 ?f16 L ?f39 ?f41 C ?f61 ?f62 ?f63 ?f64 ?f65 ?f66 ?f67 ?f68 ?f69 ?f70 ?f36 ?f42 L ?f8 ?f17 C ?f6 ?f18 ?f5 ?f2 $0 ?f2 L $1 ?f2 Y 10800 ?f74 X ?f43 ?f2 L ?f19 ?f2 C ?f20 ?f2 ?f21 ?f18 ?f22 ?f17 L ?f44 ?f42 C ?f78 ?f79 ?f80 ?f81 ?f82 ?f83 ?f84 ?f85 ?f86 ?f87 ?f45 ?f41 L ?f23 ?f16 C ?f24 ?f15 ?f24 ?f14 ?f23 ?f12 L ?f45 ?f40 C ?f93 ?f94 ?f95 ?f96 ?f97 ?f98 ?f99 ?f100 ?f101 ?f102 ?f44 ?f37 L ?f22 ?f9 C ?f21 ?f7 ?f20 0 ?f19 0 L ?f43 0 Y 10800 ?f105 X $1 0 Z N">
            <draw:equation draw:name="f0" draw:formula="$0-5400 "/>
            <draw:equation draw:name="f1" draw:formula="10800*cos(pi/6)"/>
            <draw:equation draw:name="f2" draw:formula="2*?f1 "/>
            <draw:equation draw:name="f3" draw:formula="?f1/2"/>
            <draw:equation draw:name="f4" draw:formula="1.5*?f1"/>
            <draw:equation draw:name="f5" draw:formula="$0-?f10"/>
            <draw:equation draw:name="f6" draw:formula="?f8+?f10/2"/>
            <draw:equation draw:name="f7" draw:formula="-tan(pi/3)*?f6+?f1"/>
            <draw:equation draw:name="f8" draw:formula="5400-?f0/2"/>
            <draw:equation draw:name="f9" draw:formula="?f0*cos(pi/6)"/>
            <draw:equation draw:name="f10" draw:formula="2/3*?f0"/>
            <draw:equation draw:name="f11" draw:formula="?f0/2"/>
            <draw:equation draw:name="f12" draw:formula="-tan(pi/3)*?f11+?f1"/>
            <draw:equation draw:name="f13" draw:formula="?f11-?f10/2"/>
            <draw:equation draw:name="f14" draw:formula="-tan(pi/3)*?f13+?f1"/>
            <draw:equation draw:name="f15" draw:formula="tan(pi/3)*?f13+?f1"/>
            <draw:equation draw:name="f16" draw:formula="tan(pi/3)*?f11+?f1"/>
            <draw:equation draw:name="f17" draw:formula="tan(pi/3)*?f8+?f1"/>
            <draw:equation draw:name="f18" draw:formula="tan(pi/3)*?f6+?f1"/>
            <draw:equation draw:name="f19" draw:formula="16200-?f0"/>
            <draw:equation draw:name="f20" draw:formula="?f19+?f10"/>
            <draw:equation draw:name="f21" draw:formula="(?f1-?f18)/tan(pi/3)+21600"/>
            <draw:equation draw:name="f22" draw:formula="(?f1-?f17)/tan(pi/3)+21600"/>
            <draw:equation draw:name="f23" draw:formula="21600-?f0/2"/>
            <draw:equation draw:name="f24" draw:formula="?f23+?f10/2"/>
            <draw:equation draw:name="f25" draw:formula="tan(pi/3)*($0-5400)"/>
            <draw:equation draw:name="f26" draw:formula="$0-?f25*0.5*9450/9353"/>
            <draw:equation draw:name="f27" draw:formula="tan(pi/3)*(?f26-5400)"/>
            <draw:equation draw:name="f28" draw:formula="sqrt(?f25*?f25+?f0*?f0)-?f25*9450/9353"/>
            <draw:equation draw:name="f29" draw:formula="?f2-?f27"/>
            <draw:equation draw:name="f30" draw:formula="21600-?f26"/>
            <draw:equation draw:name="f31" draw:formula="21600-?f28"/>
            <draw:equation draw:name="f32" draw:formula="?f34 / 5"/>
            <draw:equation draw:name="f33" draw:formula="?f34 * 0.5"/>
            <draw:equation draw:name="f34" draw:formula="10800 - $1"/>
            <draw:equation draw:name="f35" draw:formula="max($0,8100)"/>
            <draw:equation draw:name="f36" draw:formula="5400-($1-5400) * cos(pi/3)"/>
            <draw:equation draw:name="f37" draw:formula="?f1 - tan(pi/3)*?f36"/>
            <draw:equation draw:name="f38" draw:formula="width / 8"/>
            <draw:equation draw:name="f39" draw:formula="5400-(5400 + ?f34) * cos(pi/3)"/>
            <draw:equation draw:name="f40" draw:formula="?f1 - tan(pi/3)*?f39"/>
            <draw:equation draw:name="f41" draw:formula="tan(pi/3) * (?f39 + 5400)"/>
            <draw:equation draw:name="f42" draw:formula="tan(pi/3) * (?f36 + 5400)"/>
            <draw:equation draw:name="f43" draw:formula="10800 + ?f34"/>
            <draw:equation draw:name="f44" draw:formula="16200 + ($1-5400) * cos(pi/3)"/>
            <draw:equation draw:name="f45" draw:formula="16200+(5400 + ?f34) * cos(pi/3)"/>
            <draw:equation draw:name="f46" draw:formula="if(max($2-?f38,?f32)-?f32,1,if(max(abs($2-?f38),?f32)-?f32,-1,0)) "/>
            <draw:equation draw:name="f47" draw:formula="?f36 + ?f46 * ?f33 * cos(pi/6)"/>
            <draw:equation draw:name="f48" draw:formula="?f37 + ?f46 * ?f33 * sin(pi/6)"/>
            <draw:equation draw:name="f49" draw:formula="?f51 + ?f33 * cos(pi/3)"/>
            <draw:equation draw:name="f50" draw:formula="?f52 - ?f33 * sin(pi/3)"/>
            <draw:equation draw:name="f51" draw:formula="5400-5400 * cos(pi/3) + ?f46 * ?f34 * cos(pi/6)"/>
            <draw:equation draw:name="f52" draw:formula=" tan(pi/6) * ( ?f51 + 5400 )"/>
            <draw:equation draw:name="f53" draw:formula="?f51 - ?f33 * cos(pi/3)"/>
            <draw:equation draw:name="f54" draw:formula="?f52 + ?f33 * sin(pi/3)"/>
            <draw:equation draw:name="f55" draw:formula="?f39 + ?f46 * ?f33 * cos(pi/6) "/>
            <draw:equation draw:name="f56" draw:formula="?f40 + ?f46 * ?f33 * sin(pi/6)"/>
            <draw:equation draw:name="f57" draw:formula=" tan(pi/6) * ( $2 + 5400 )"/>
            <draw:equation draw:name="f58" draw:formula="5400-5400 * cos(pi/3) - ?f34 * cos(pi/6)"/>
            <draw:equation draw:name="f59" draw:formula="5400-5400 * cos(pi/3) + ?f34 * cos(pi/6)"/>
            <draw:equation draw:name="f60" draw:formula="if(max($3-?f38,?f32)-?f32,1,if(max(abs($3-?f38),?f32)-?f32,-1,0)) "/>
            <draw:equation draw:name="f61" draw:formula="?f39 + ?f60 * ?f33 * cos(pi/6)"/>
            <draw:equation draw:name="f62" draw:formula="?f41 - ?f60 * ?f33 * sin(pi/6)"/>
            <draw:equation draw:name="f63" draw:formula="?f65 - ?f33 * cos(pi/3)"/>
            <draw:equation draw:name="f64" draw:formula="?f66 - ?f33 * sin(pi/3)"/>
            <draw:equation draw:name="f65" draw:formula="5400-5400 * cos(pi/3) + ?f60 * ?f34 * cos(pi/6)"/>
            <draw:equation draw:name="f66" draw:formula="?f72 - tan(pi/6) * ?f65 "/>
            <draw:equation draw:name="f67" draw:formula="?f65 + ?f33 * cos(pi/3)"/>
            <draw:equation draw:name="f68" draw:formula="?f66 + ?f33 * sin(pi/3)"/>
            <draw:equation draw:name="f69" draw:formula="?f36 + ?f60 * ?f33 * cos(pi/6) "/>
            <draw:equation draw:name="f70" draw:formula="?f42 - ?f60 * ?f33 * sin(pi/6)"/>
            <draw:equation draw:name="f71" draw:formula="?f72 - tan(pi/6) * $3 "/>
            <draw:equation draw:name="f72" draw:formula=" 5400 * sin(pi/3) *10/3"/>
            <draw:equation draw:name="f73" draw:formula="if(max($4-?f2,?f32)-?f32,1,if(max(abs($4-?f2),?f32)-?f32,-1,0)) "/>
            <draw:equation draw:name="f74" draw:formula="?f2 + ?f34 * ?f73"/>
            <draw:equation draw:name="f75" draw:formula="?f2 - ?f34"/>
            <draw:equation draw:name="f76" draw:formula="?f2 + ?f34"/>
            <draw:equation draw:name="f77" draw:formula="if(max($5-?f91,?f32)-?f32,-1,if(max(abs($5-?f91),?f32)-?f32,1,0)) "/>
            <draw:equation draw:name="f78" draw:formula="?f44 - ?f77 * ?f33 * cos(pi/6)"/>
            <draw:equation draw:name="f79" draw:formula="?f42 - ?f77 * ?f33 * sin(pi/6)"/>
            <draw:equation draw:name="f80" draw:formula="?f82 - ?f33 * cos(pi/3)"/>
            <draw:equation draw:name="f81" draw:formula="?f83 + ?f33 * sin(pi/3)"/>
            <draw:equation draw:name="f82" draw:formula="?f91 - ?f77 * ?f34 * cos(pi/6)"/>
            <draw:equation draw:name="f83" draw:formula=" tan(pi/6) * ( ?f82 + 5400 )"/>
            <draw:equation draw:name="f84" draw:formula="?f82 + ?f33 * cos(pi/3)"/>
            <draw:equation draw:name="f85" draw:formula="?f83 - ?f33 * sin(pi/3)"/>
            <draw:equation draw:name="f86" draw:formula="?f45 - ?f77 * ?f33 * cos(pi/6) "/>
            <draw:equation draw:name="f87" draw:formula="?f41 - ?f77 * ?f33 * sin(pi/6)"/>
            <draw:equation draw:name="f88" draw:formula=" tan(pi/6) * ( $5 + 5400 )"/>
            <draw:equation draw:name="f89" draw:formula="?f91 - ?f34 * cos(pi/6)"/>
            <draw:equation draw:name="f90" draw:formula="?f91 + ?f34 * cos(pi/6)"/>
            <draw:equation draw:name="f91" draw:formula="16200+5400 * cos(pi/3)"/>
            <draw:equation draw:name="f92" draw:formula="if(max($6-?f91,?f32)-?f32,1,if(max(abs($6-?f91),?f32)-?f32,-1,0)) "/>
            <draw:equation draw:name="f93" draw:formula="?f45 + ?f92 * ?f33 * cos(pi/6)"/>
            <draw:equation draw:name="f94" draw:formula="?f40 - ?f92 * ?f33 * sin(pi/6)"/>
            <draw:equation draw:name="f95" draw:formula="?f97 + ?f33 * cos(pi/3)"/>
            <draw:equation draw:name="f96" draw:formula="?f98 + ?f33 * sin(pi/3)"/>
            <draw:equation draw:name="f97" draw:formula="?f91 + ?f92 * ?f34 * cos(pi/6)"/>
            <draw:equation draw:name="f98" draw:formula="?f72 - tan(pi/6) * ?f97 "/>
            <draw:equation draw:name="f99" draw:formula="?f97 - ?f33 * cos(pi/3)"/>
            <draw:equation draw:name="f100" draw:formula="?f98 - ?f33 * sin(pi/3)"/>
            <draw:equation draw:name="f101" draw:formula="?f44 + ?f92 * ?f33 * cos(pi/6) "/>
            <draw:equation draw:name="f102" draw:formula="?f37 - ?f92 * ?f33 * sin(pi/6)"/>
            <draw:equation draw:name="f103" draw:formula="?f72 - tan(pi/6) * $6 "/>
            <draw:equation draw:name="f104" draw:formula="if(max($7,?f32)-?f32,1,if(max(abs($7),?f32)-?f32,-1,0)) "/>
            <draw:equation draw:name="f105" draw:formula=" ?f34 * ?f104"/>
            <draw:equation draw:name="f106" draw:formula=" - ?f34"/>
            <draw:handle draw:handle-position="$0 top" draw:handle-range-x-minimum="5400" draw:handle-range-x-maximum="$1"/>
            <draw:handle draw:handle-position="$1 ?f2" draw:handle-range-x-minimum="?f35" draw:handle-range-x-maximum="10800"/>
            <draw:handle draw:handle-position="$2 ?f57" draw:handle-range-x-minimum="?f58" draw:handle-range-x-maximum="?f59"/>
            <draw:handle draw:handle-position="$3 ?f71" draw:handle-range-x-minimum="?f58" draw:handle-range-x-maximum="?f59"/>
            <draw:handle draw:handle-position="10800 $4" draw:handle-range-y-minimum="?f75" draw:handle-range-y-maximum="?f76"/>
            <draw:handle draw:handle-position="$5 ?f88" draw:handle-range-x-minimum="?f89" draw:handle-range-x-maximum="?f90"/>
            <draw:handle draw:handle-position="$6 ?f103" draw:handle-range-x-minimum="?f89" draw:handle-range-x-maximum="?f90"/>
            <draw:handle draw:handle-position="10800 $7" draw:handle-range-y-minimum="?f106" draw:handle-range-y-maximum="?f34"/>
          </draw:enhanced-geometry>
        </draw:custom-shape>
        <draw:polygon draw:name="Gear" draw:style-name="gr39" draw:text-style-name="P21" draw:layer="layout" svg:width="3.586cm" svg:height="3.492cm" svg:x="12.653cm" svg:y="14.652cm" svg:viewBox="0 0 3587 3493" draw:points="1490,0 1438,506 1144,624 746,300 308,727 640,1109 520,1395 0,1443 0,2047 520,2092 640,2379 308,2766 746,3193 1144,2869 1438,2987 1490,3493 2106,3493 2154,2987 2448,2869 2852,3193 3279,2766 2952,2379 3072,2092 3587,2047 3587,1443 3072,1395 2952,1109 3279,727 2846,300 2448,624 2154,506 2106,0">
          <text:p/>
        </draw:polygon>
        <draw:frame draw:name="Gear-Blue" draw:style-name="gr40" draw:text-style-name="P19" draw:layer="layout" svg:width="2.83cm" svg:height="2.83cm" svg:x="17.22cm" svg:y="6.397cm">
          <draw:image xlink:href="Pictures/10002AEA00000B0F00000B0FF941F449.svg" xlink:type="simple" xlink:show="embed" xlink:actuate="onLoad" draw:mime-type="image/svg+xml">
            <text:p/>
          </draw:image>
          <draw:image xlink:href="Pictures/100000010000008600000086D3CB6733.png" xlink:type="simple" xlink:show="embed" xlink:actuate="onLoad" draw:mime-type="image/png"/>
        </draw:frame>
        <draw:frame draw:name="Gear-Gray" draw:style-name="gr41" draw:text-style-name="P19" draw:layer="layout" svg:width="2.83cm" svg:height="2.83cm" svg:x="12.747cm" svg:y="5.127cm">
          <draw:image xlink:href="Pictures/10002A2B00000B0F00000B0F98040A15.svg" xlink:type="simple" xlink:show="embed" xlink:actuate="onLoad" draw:mime-type="image/svg+xml">
            <text:p/>
          </draw:image>
          <draw:image xlink:href="Pictures/100000010000008600000086124095DF.png" xlink:type="simple" xlink:show="embed" xlink:actuate="onLoad" draw:mime-type="image/png"/>
        </draw:frame>
        <draw:polygon draw:name="Gear 1" draw:style-name="gr42" draw:text-style-name="P21" draw:layer="layout" svg:width="3.586cm" svg:height="3.492cm" svg:x="11.16cm" svg:y="13.699cm" svg:viewBox="0 0 3587 3493" draw:points="1490,0 1438,506 1144,624 746,300 308,727 640,1109 520,1395 0,1443 0,2047 520,2092 640,2379 308,2766 746,3193 1144,2869 1438,2987 1490,3493 2106,3493 2154,2987 2448,2869 2852,3193 3279,2766 2952,2379 3072,2092 3587,2047 3587,1443 3072,1395 2952,1109 3279,727 2846,300 2448,624 2154,506 2106,0">
          <text:p/>
        </draw:polygon>
        <draw:custom-shape draw:style-name="gr43" draw:text-style-name="P20" draw:layer="layout" svg:width="3.914cm" svg:height="3.81cm" svg:x="4.706cm" svg:y="11.16cm">
          <text:p/>
          <draw:enhanced-geometry svg:viewBox="0 0 21600 21600" draw:mirror-horizontal="false" draw:mirror-vertical="false" draw:glue-points="?f26 ?f27 2700 ?f3 ?f28 ?f1 2700 ?f4 ?f26 ?f29 10800 ?f2 ?f30 ?f29 18900 ?f4 ?f31 ?f1 18900 ?f3 ?f30 ?f27 10800 0 10800 ?f1" draw:text-areas="0 0 21600 ?f2" draw:type="puzzle-rounded-hexagon-halfdisc" draw:modifiers="6600 8100 5027 5027 16006 16573 16573 2700" draw:enhanced-path="M $0 0 C ?f5 0 ?f6 ?f7 ?f8 ?f9 L ?f36 ?f37 C ?f47 ?f48 ?f49 ?f50 ?f51 ?f52 ?f53 ?f54 ?f55 ?f56 ?f39 ?f40 L ?f11 ?f12 C ?f13 ?f14 ?f13 ?f15 ?f11 ?f16 L ?f39 ?f41 C ?f61 ?f62 ?f63 ?f64 ?f65 ?f66 ?f67 ?f68 ?f69 ?f70 ?f36 ?f42 L ?f8 ?f17 C ?f6 ?f18 ?f5 ?f2 $0 ?f2 L $1 ?f2 Y 10800 ?f74 X ?f43 ?f2 L ?f19 ?f2 C ?f20 ?f2 ?f21 ?f18 ?f22 ?f17 L ?f44 ?f42 C ?f78 ?f79 ?f80 ?f81 ?f82 ?f83 ?f84 ?f85 ?f86 ?f87 ?f45 ?f41 L ?f23 ?f16 C ?f24 ?f15 ?f24 ?f14 ?f23 ?f12 L ?f45 ?f40 C ?f93 ?f94 ?f95 ?f96 ?f97 ?f98 ?f99 ?f100 ?f101 ?f102 ?f44 ?f37 L ?f22 ?f9 C ?f21 ?f7 ?f20 0 ?f19 0 L ?f43 0 Y 10800 ?f105 X $1 0 Z N">
            <draw:equation draw:name="f0" draw:formula="$0-5400 "/>
            <draw:equation draw:name="f1" draw:formula="10800*cos(pi/6)"/>
            <draw:equation draw:name="f2" draw:formula="2*?f1 "/>
            <draw:equation draw:name="f3" draw:formula="?f1/2"/>
            <draw:equation draw:name="f4" draw:formula="1.5*?f1"/>
            <draw:equation draw:name="f5" draw:formula="$0-?f10"/>
            <draw:equation draw:name="f6" draw:formula="?f8+?f10/2"/>
            <draw:equation draw:name="f7" draw:formula="-tan(pi/3)*?f6+?f1"/>
            <draw:equation draw:name="f8" draw:formula="5400-?f0/2"/>
            <draw:equation draw:name="f9" draw:formula="?f0*cos(pi/6)"/>
            <draw:equation draw:name="f10" draw:formula="2/3*?f0"/>
            <draw:equation draw:name="f11" draw:formula="?f0/2"/>
            <draw:equation draw:name="f12" draw:formula="-tan(pi/3)*?f11+?f1"/>
            <draw:equation draw:name="f13" draw:formula="?f11-?f10/2"/>
            <draw:equation draw:name="f14" draw:formula="-tan(pi/3)*?f13+?f1"/>
            <draw:equation draw:name="f15" draw:formula="tan(pi/3)*?f13+?f1"/>
            <draw:equation draw:name="f16" draw:formula="tan(pi/3)*?f11+?f1"/>
            <draw:equation draw:name="f17" draw:formula="tan(pi/3)*?f8+?f1"/>
            <draw:equation draw:name="f18" draw:formula="tan(pi/3)*?f6+?f1"/>
            <draw:equation draw:name="f19" draw:formula="16200-?f0"/>
            <draw:equation draw:name="f20" draw:formula="?f19+?f10"/>
            <draw:equation draw:name="f21" draw:formula="(?f1-?f18)/tan(pi/3)+21600"/>
            <draw:equation draw:name="f22" draw:formula="(?f1-?f17)/tan(pi/3)+21600"/>
            <draw:equation draw:name="f23" draw:formula="21600-?f0/2"/>
            <draw:equation draw:name="f24" draw:formula="?f23+?f10/2"/>
            <draw:equation draw:name="f25" draw:formula="tan(pi/3)*($0-5400)"/>
            <draw:equation draw:name="f26" draw:formula="$0-?f25*0.5*9450/9353"/>
            <draw:equation draw:name="f27" draw:formula="tan(pi/3)*(?f26-5400)"/>
            <draw:equation draw:name="f28" draw:formula="sqrt(?f25*?f25+?f0*?f0)-?f25*9450/9353"/>
            <draw:equation draw:name="f29" draw:formula="?f2-?f27"/>
            <draw:equation draw:name="f30" draw:formula="21600-?f26"/>
            <draw:equation draw:name="f31" draw:formula="21600-?f28"/>
            <draw:equation draw:name="f32" draw:formula="?f34 / 5"/>
            <draw:equation draw:name="f33" draw:formula="?f34 * 0.5"/>
            <draw:equation draw:name="f34" draw:formula="10800 - $1"/>
            <draw:equation draw:name="f35" draw:formula="max($0,8100)"/>
            <draw:equation draw:name="f36" draw:formula="5400-($1-5400) * cos(pi/3)"/>
            <draw:equation draw:name="f37" draw:formula="?f1 - tan(pi/3)*?f36"/>
            <draw:equation draw:name="f38" draw:formula="width / 8"/>
            <draw:equation draw:name="f39" draw:formula="5400-(5400 + ?f34) * cos(pi/3)"/>
            <draw:equation draw:name="f40" draw:formula="?f1 - tan(pi/3)*?f39"/>
            <draw:equation draw:name="f41" draw:formula="tan(pi/3) * (?f39 + 5400)"/>
            <draw:equation draw:name="f42" draw:formula="tan(pi/3) * (?f36 + 5400)"/>
            <draw:equation draw:name="f43" draw:formula="10800 + ?f34"/>
            <draw:equation draw:name="f44" draw:formula="16200 + ($1-5400) * cos(pi/3)"/>
            <draw:equation draw:name="f45" draw:formula="16200+(5400 + ?f34) * cos(pi/3)"/>
            <draw:equation draw:name="f46" draw:formula="if(max($2-?f38,?f32)-?f32,1,if(max(abs($2-?f38),?f32)-?f32,-1,0)) "/>
            <draw:equation draw:name="f47" draw:formula="?f36 + ?f46 * ?f33 * cos(pi/6)"/>
            <draw:equation draw:name="f48" draw:formula="?f37 + ?f46 * ?f33 * sin(pi/6)"/>
            <draw:equation draw:name="f49" draw:formula="?f51 + ?f33 * cos(pi/3)"/>
            <draw:equation draw:name="f50" draw:formula="?f52 - ?f33 * sin(pi/3)"/>
            <draw:equation draw:name="f51" draw:formula="5400-5400 * cos(pi/3) + ?f46 * ?f34 * cos(pi/6)"/>
            <draw:equation draw:name="f52" draw:formula=" tan(pi/6) * ( ?f51 + 5400 )"/>
            <draw:equation draw:name="f53" draw:formula="?f51 - ?f33 * cos(pi/3)"/>
            <draw:equation draw:name="f54" draw:formula="?f52 + ?f33 * sin(pi/3)"/>
            <draw:equation draw:name="f55" draw:formula="?f39 + ?f46 * ?f33 * cos(pi/6) "/>
            <draw:equation draw:name="f56" draw:formula="?f40 + ?f46 * ?f33 * sin(pi/6)"/>
            <draw:equation draw:name="f57" draw:formula=" tan(pi/6) * ( $2 + 5400 )"/>
            <draw:equation draw:name="f58" draw:formula="5400-5400 * cos(pi/3) - ?f34 * cos(pi/6)"/>
            <draw:equation draw:name="f59" draw:formula="5400-5400 * cos(pi/3) + ?f34 * cos(pi/6)"/>
            <draw:equation draw:name="f60" draw:formula="if(max($3-?f38,?f32)-?f32,1,if(max(abs($3-?f38),?f32)-?f32,-1,0)) "/>
            <draw:equation draw:name="f61" draw:formula="?f39 + ?f60 * ?f33 * cos(pi/6)"/>
            <draw:equation draw:name="f62" draw:formula="?f41 - ?f60 * ?f33 * sin(pi/6)"/>
            <draw:equation draw:name="f63" draw:formula="?f65 - ?f33 * cos(pi/3)"/>
            <draw:equation draw:name="f64" draw:formula="?f66 - ?f33 * sin(pi/3)"/>
            <draw:equation draw:name="f65" draw:formula="5400-5400 * cos(pi/3) + ?f60 * ?f34 * cos(pi/6)"/>
            <draw:equation draw:name="f66" draw:formula="?f72 - tan(pi/6) * ?f65 "/>
            <draw:equation draw:name="f67" draw:formula="?f65 + ?f33 * cos(pi/3)"/>
            <draw:equation draw:name="f68" draw:formula="?f66 + ?f33 * sin(pi/3)"/>
            <draw:equation draw:name="f69" draw:formula="?f36 + ?f60 * ?f33 * cos(pi/6) "/>
            <draw:equation draw:name="f70" draw:formula="?f42 - ?f60 * ?f33 * sin(pi/6)"/>
            <draw:equation draw:name="f71" draw:formula="?f72 - tan(pi/6) * $3 "/>
            <draw:equation draw:name="f72" draw:formula=" 5400 * sin(pi/3) *10/3"/>
            <draw:equation draw:name="f73" draw:formula="if(max($4-?f2,?f32)-?f32,1,if(max(abs($4-?f2),?f32)-?f32,-1,0)) "/>
            <draw:equation draw:name="f74" draw:formula="?f2 + ?f34 * ?f73"/>
            <draw:equation draw:name="f75" draw:formula="?f2 - ?f34"/>
            <draw:equation draw:name="f76" draw:formula="?f2 + ?f34"/>
            <draw:equation draw:name="f77" draw:formula="if(max($5-?f91,?f32)-?f32,-1,if(max(abs($5-?f91),?f32)-?f32,1,0)) "/>
            <draw:equation draw:name="f78" draw:formula="?f44 - ?f77 * ?f33 * cos(pi/6)"/>
            <draw:equation draw:name="f79" draw:formula="?f42 - ?f77 * ?f33 * sin(pi/6)"/>
            <draw:equation draw:name="f80" draw:formula="?f82 - ?f33 * cos(pi/3)"/>
            <draw:equation draw:name="f81" draw:formula="?f83 + ?f33 * sin(pi/3)"/>
            <draw:equation draw:name="f82" draw:formula="?f91 - ?f77 * ?f34 * cos(pi/6)"/>
            <draw:equation draw:name="f83" draw:formula=" tan(pi/6) * ( ?f82 + 5400 )"/>
            <draw:equation draw:name="f84" draw:formula="?f82 + ?f33 * cos(pi/3)"/>
            <draw:equation draw:name="f85" draw:formula="?f83 - ?f33 * sin(pi/3)"/>
            <draw:equation draw:name="f86" draw:formula="?f45 - ?f77 * ?f33 * cos(pi/6) "/>
            <draw:equation draw:name="f87" draw:formula="?f41 - ?f77 * ?f33 * sin(pi/6)"/>
            <draw:equation draw:name="f88" draw:formula=" tan(pi/6) * ( $5 + 5400 )"/>
            <draw:equation draw:name="f89" draw:formula="?f91 - ?f34 * cos(pi/6)"/>
            <draw:equation draw:name="f90" draw:formula="?f91 + ?f34 * cos(pi/6)"/>
            <draw:equation draw:name="f91" draw:formula="16200+5400 * cos(pi/3)"/>
            <draw:equation draw:name="f92" draw:formula="if(max($6-?f91,?f32)-?f32,1,if(max(abs($6-?f91),?f32)-?f32,-1,0)) "/>
            <draw:equation draw:name="f93" draw:formula="?f45 + ?f92 * ?f33 * cos(pi/6)"/>
            <draw:equation draw:name="f94" draw:formula="?f40 - ?f92 * ?f33 * sin(pi/6)"/>
            <draw:equation draw:name="f95" draw:formula="?f97 + ?f33 * cos(pi/3)"/>
            <draw:equation draw:name="f96" draw:formula="?f98 + ?f33 * sin(pi/3)"/>
            <draw:equation draw:name="f97" draw:formula="?f91 + ?f92 * ?f34 * cos(pi/6)"/>
            <draw:equation draw:name="f98" draw:formula="?f72 - tan(pi/6) * ?f97 "/>
            <draw:equation draw:name="f99" draw:formula="?f97 - ?f33 * cos(pi/3)"/>
            <draw:equation draw:name="f100" draw:formula="?f98 - ?f33 * sin(pi/3)"/>
            <draw:equation draw:name="f101" draw:formula="?f44 + ?f92 * ?f33 * cos(pi/6) "/>
            <draw:equation draw:name="f102" draw:formula="?f37 - ?f92 * ?f33 * sin(pi/6)"/>
            <draw:equation draw:name="f103" draw:formula="?f72 - tan(pi/6) * $6 "/>
            <draw:equation draw:name="f104" draw:formula="if(max($7,?f32)-?f32,1,if(max(abs($7),?f32)-?f32,-1,0)) "/>
            <draw:equation draw:name="f105" draw:formula=" ?f34 * ?f104"/>
            <draw:equation draw:name="f106" draw:formula=" - ?f34"/>
            <draw:handle draw:handle-position="$0 top" draw:handle-range-x-minimum="5400" draw:handle-range-x-maximum="$1"/>
            <draw:handle draw:handle-position="$1 ?f2" draw:handle-range-x-minimum="?f35" draw:handle-range-x-maximum="10800"/>
            <draw:handle draw:handle-position="$2 ?f57" draw:handle-range-x-minimum="?f58" draw:handle-range-x-maximum="?f59"/>
            <draw:handle draw:handle-position="$3 ?f71" draw:handle-range-x-minimum="?f58" draw:handle-range-x-maximum="?f59"/>
            <draw:handle draw:handle-position="10800 $4" draw:handle-range-y-minimum="?f75" draw:handle-range-y-maximum="?f76"/>
            <draw:handle draw:handle-position="$5 ?f88" draw:handle-range-x-minimum="?f89" draw:handle-range-x-maximum="?f90"/>
            <draw:handle draw:handle-position="$6 ?f103" draw:handle-range-x-minimum="?f89" draw:handle-range-x-maximum="?f90"/>
            <draw:handle draw:handle-position="10800 $7" draw:handle-range-y-minimum="?f106" draw:handle-range-y-maximum="?f34"/>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omic Sans MS" svg:font-family="'Comic Sans MS'" style:font-family-generic="script" style:font-pitch="variable"/>
    <style:font-face style:name="FreeSans" svg:font-family="FreeSans" style:font-family-generic="system" style:font-pitch="variable"/>
    <style:font-face style:name="Helvetica" svg:font-family="Helvetica" style:font-family-generic="swiss" style:font-pitch="variable"/>
    <style:font-face style:name="Helvetica1" svg:font-family="Helvetica" style:font-adornments="Gras"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655" draw:display-name="Gradient 655" draw:style="radial" draw:cx="50%" draw:cy="50%" draw:start-color="#b2b2b2" draw:end-color="#eeeeee" draw:start-intensity="100%" draw:end-intensity="100%" draw:border="0%">
      <loext:gradient-stop svg:offset="0" loext:color-type="rgb" loext:color-value="#b2b2b2"/>
      <loext:gradient-stop svg:offset="1" loext:color-type="rgb" loext:color-value="#eeeeee"/>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5" draw:display-name="Transparency 5" draw:style="radial" draw:cx="50%" draw:cy="50%" draw:start="100%" draw:end="0%" draw:border="0%">
      <loext:opacity-stop svg:offset="0" svg:stop-opacity="1"/>
      <loext:opacity-stop svg:offset="1" svg:stop-opacity="0"/>
    </draw:opacity>
    <draw:marker draw:name="Arrow" svg:viewBox="0 0 20 30" svg:d="M10 0l-10 30h20z"/>
    <draw:stroke-dash draw:name="Dash_20_1" draw:display-name="Dash 1" draw:style="rect" draw:dots1="1" draw:dots1-length="0.02cm" draw:dots2="1" draw:dots2-length="0.02cm" draw:distance="0.02cm"/>
    <draw:stroke-dash draw:name="Dashed_20__28_var_29__20_3" draw:display-name="Dashed (var) 3"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7-03T22:53:47.445000000</meta:creation-date>
    <dc:date>2024-09-29T13:32:28.667000000</dc:date>
    <meta:editing-duration>P1DT41M37S</meta:editing-duration>
    <meta:editing-cycles>7</meta:editing-cycles>
    <meta:generator>LibreOffice/24.8.0.3$Windows_X86_64 LibreOffice_project/0bdf1299c94fe897b119f97f3c613e9dca6be583</meta:generator>
    <meta:document-statistic meta:object-count="51"/>
  </office:meta>
</office:document-meta>
</file>